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>
      <style:paragraph-properties fo:margin-top="0.1665in" fo:margin-bottom="0.1665in" loext:contextual-spacing="false" fo:line-height="100%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Heading_20_1">
      <style:paragraph-properties fo:margin-top="0.25in" fo:margin-bottom="0.0555in" loext:contextual-spacing="false" fo:line-height="100%"/>
    </style:style>
    <style:style style:name="P5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5" style:family="text">
      <style:text-properties fo:color="#333333" style:font-name="Consolas" fo:background-color="#f8f8f8" loext:char-shading-value="0" style:font-name-asian="Consolas1" style:font-name-complex="Consolas1"/>
    </style:style>
    <style:style style:name="T16" style:family="text">
      <style:text-properties fo:color="#dd1144" style:font-name="Consolas" fo:background-color="#f8f8f8" loext:char-shading-value="0" style:font-name-asian="Consolas1" style:font-name-complex="Consolas1"/>
    </style:style>
    <style:style style:name="T17" style:family="text">
      <style:text-properties fo:color="#0086b3" style:font-name="Consolas" fo:background-color="#f8f8f8" loext:char-shading-value="0" style:font-name-asian="Consolas1" style:font-name-complex="Consolas1"/>
    </style:style>
    <style:style style:name="T18" style:family="text">
      <style:text-properties fo:color="#008080" style:font-name="Consolas" fo:background-color="#f8f8f8" loext:char-shading-value="0" style:font-name-asian="Consolas1" style:font-name-complex="Consolas1"/>
    </style:style>
    <style:style style:name="T19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0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bookmark text:name="_aczyuw2yex2w"/><text:span text:style-name="T1">Desarrollo de Interfaces</text:span><text:span text:style-name="T2"><text:line-break/></text:span><text:span text:style-name="T3">Unidad 12 - Consumo de APIs y Firebase con Flutter</text:span></text:p>
      <text:p text:style-name="P2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</text:span><draw:frame draw:style-name="fr3" draw:name="image4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i7n91wajds6v" text:style-name="Index_20_Link" text:visited-style-name="Index_20_Link"><text:span text:style-name="T13">1. Introducción<text:tab/>3</text:span></text:a></text:p>
          <text:p text:style-name="P17"><text:a xlink:type="simple" xlink:href="#_eck7cgrl0ec5" text:style-name="Index_20_Link" text:visited-style-name="Index_20_Link"><text:span text:style-name="T13">2. Consumo de APIs REST en Flutter con http<text:tab/>3</text:span></text:a></text:p>
          <text:p text:style-name="P17"><text:a xlink:type="simple" xlink:href="#_ii5pd2qo9cbk" text:style-name="Index_20_Link" text:visited-style-name="Index_20_Link"><text:span text:style-name="T13">3. Uso de Firebase con Flutter<text:tab/>7</text:span></text:a></text:p>
          <text:p text:style-name="P17"><text:a xlink:type="simple" xlink:href="#_ax44ni7spos4" text:style-name="Index_20_Link" text:visited-style-name="Index_20_Link"><text:span text:style-name="T13">4. Recursos recomendados para aprender Flutter<text:tab/>11</text:span></text:a></text:p>
        </text:index-body>
      </text:table-of-content>
      <text:p text:style-name="P15"/>
      <text:p text:style-name="P15"/>
      <text:p text:style-name="P19"/>
      <text:p text:style-name="P19"/>
      <text:p text:style-name="P24"><text:span text:style-name="T11">Unidad 12. Consumo de APIs y Firebase con Flutter</text:span></text:p>
      <text:p text:style-name="Heading_20_1"><text:bookmark text:name="_i7n91wajds6v"/>1. Introducción</text:p>
      <text:p text:style-name="Standard">En el desarrollo de aplicaciones móviles no basta con diseñar pantallas atractivas: la mayoría de las apps necesitan conectarse a servicios externos para ser realmente útiles.<text:line-break/>Por ejemplo, una app de noticias obtiene artículos de un servidor, una app de compras guarda pedidos en la nube y una app de mensajería sincroniza mensajes entre usuarios en tiempo real.</text:p>
      <text:p text:style-name="Standard">En Flutter, esa comunicación con el “mundo exterior” se puede lograr de dos maneras muy comunes:</text:p>
      <text:list xml:id="list2457720295" text:style-name="WWNum11">
        <text:list-item>
          <text:p text:style-name="P25">Consumo de APIs REST, que nos permiten pedir o enviar información a un servidor usando el protocolo HTTP.</text:p>
        </text:list-item>
        <text:list-item>
          <text:p text:style-name="P25">Uso de Firebase, una plataforma en la nube de Google que ofrece servicios listos para integrar: base de datos en tiempo real, almacenamiento de archivos, autenticación de usuarios, etc.</text:p>
        </text:list-item>
      </text:list>
      <text:p text:style-name="Standard">En esta unidad aprenderemos cómo trabajar con ambas herramientas, comprendiendo su utilidad y cómo encajan en el flujo de una aplicación Flutter.</text:p>
      <text:p text:style-name="Heading_20_1"><text:bookmark text:name="_eck7cgrl0ec5"/>2. Consumo de APIs REST en Flutter con http</text:p>
      <text:p text:style-name="P49">Cuando hablamos de una <text:span text:style-name="T9">API REST</text:span>, nos referimos a un servicio web que sigue unas reglas comunes y que nos permite:</text:p>
      <text:list xml:id="list3522122845" text:style-name="WWNum2">
        <text:list-item>
          <text:p text:style-name="P37">Pedir datos (con una petición GET).</text:p>
        </text:list-item>
        <text:list-item>
          <text:p text:style-name="P41">Enviar información (con POST).</text:p>
        </text:list-item>
        <text:list-item>
          <text:p text:style-name="P41">Actualizar registros (con PUT).</text:p>
        </text:list-item>
        <text:list-item>
          <text:p text:style-name="P45">Eliminar datos (con DELETE).</text:p>
        </text:list-item>
      </text:list>
      <text:p text:style-name="P49">La aplicación no tiene que saber cómo funciona internamente el servidor, solo necesita conocer la <text:span text:style-name="T9">dirección de la API</text:span> (la URL) y el <text:span text:style-name="T9">formato de la información</text:span> (generalmente JSON).</text:p>
      <text:p text:style-name="P49">En Flutter usamos librerías como <text:span text:style-name="T9">http</text:span>, que actúa como un “cartero digital”:</text:p>
      <text:list xml:id="list2984711681" text:style-name="WWNum10">
        <text:list-item>
          <text:p text:style-name="P38">Nosotros preparamos la carta (la petición).</text:p>
        </text:list-item>
        <text:list-item>
          <text:p text:style-name="P42">La enviamos a la dirección correcta (el servidor).</text:p>
        </text:list-item>
        <text:list-item>
          <text:p text:style-name="P46">El cartero nos devuelve la respuesta (los datos).</text:p>
        </text:list-item>
      </text:list>
      <text:p text:style-name="P49">Para organizar esa información, lo ideal es convertir el JSON en <text:span text:style-name="T9">objetos de Dart</text:span> (modelos). De esta forma, en lugar de trabajar con datos “sueltos” y confusos, los alumnos manejarán objetos con nombre, propiedades y tipos bien definidos.</text:p>
      <text:p text:style-name="Standard">Finalmente, esos datos se muestran en la interfaz con widgets como ListView, de manera que la app responde de forma dinámica al contenido que llega del servidor.</text:p>
      <text:p text:style-name="P49">👉 <text:span text:style-name="T9">En resumen:</text:span> el consumo de APIs REST nos enseña a conectar nuestra app con servicios externos, transformando datos en objetos útiles que luego podemos mostrar en pantalla</text:p>
      <text:p text:style-name="Standard">En los siguientes ejemplos vamos a interactuar con servicios externos: obtener datos de un servidor, enviar información de formularios, autenticar usuarios, etc.<text:line-break/>Para esto se usan las APIs REST, que permiten a la app comunicarse con un backend mediante peticiones HTTP (GET, POST, PUT, DELETE, etc.).</text:p>
      <text:p text:style-name="Standard">Flutter no incluye un cliente HTTP en su SDK, pero existen librerías muy utilizadas como http, que es simple y ligera, ideal para proyectos pequeños y medianos.</text:p>
      <text:p text:style-name="Standard"><text:span text:style-name="T9">🔷 Hacer una petición GET</text:span></text:p>
      <text:p text:style-name="Standard">El primer paso es aprender a leer datos desde una API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0"><text:span text:style-name="T14">import</text:span><text:span text:style-name="T15"> </text:span><text:span text:style-name="T16">'dart:convert'</text:span><text:span text:style-name="T15">;<text:line-break/></text:span><text:span text:style-name="T14">import</text:span><text:span text:style-name="T15"> </text:span><text:span text:style-name="T16">'package:http/http.dart'</text:span><text:span text:style-name="T15"> </text:span><text:span text:style-name="T14">as</text:span><text:span text:style-name="T15"> http;<text:line-break/><text:line-break/>Future&lt;</text:span><text:span text:style-name="T14">void</text:span><text:span text:style-name="T15">&gt; obtenerDatos() </text:span><text:span text:style-name="T14">async</text:span><text:span text:style-name="T15"> {<text:line-break/> <text:s/></text:span><text:span text:style-name="T14">final</text:span><text:span text:style-name="T15"> url = </text:span><text:span text:style-name="T17">Uri</text:span><text:span text:style-name="T15">.parse(</text:span><text:span text:style-name="T16">'https://jsonplaceholder.typicode.com/posts'</text:span><text:span text:style-name="T15">);<text:line-break/> <text:s/></text:span><text:span text:style-name="T14">final</text:span><text:span text:style-name="T15"> respuesta = </text:span><text:span text:style-name="T14">await</text:span><text:span text:style-name="T15"> http.</text:span><text:span text:style-name="T14">get</text:span><text:span text:style-name="T15">(url);<text:line-break/><text:line-break/> <text:s/></text:span><text:span text:style-name="T14">if</text:span><text:span text:style-name="T15"> (respuesta.statusCode == </text:span><text:span text:style-name="T18">200</text:span><text:span text:style-name="T15">) {<text:line-break/> <text:s text:c="3"/></text:span><text:span text:style-name="T14">final</text:span><text:span text:style-name="T15"> datos = jsonDecode(respuesta.body);<text:line-break/> <text:s text:c="3"/></text:span><text:span text:style-name="T17">print</text:span><text:span text:style-name="T15">(datos);<text:line-break/> <text:s/>} </text:span><text:span text:style-name="T14">else</text:span><text:span text:style-name="T15"> {<text:line-break/> <text:s text:c="3"/></text:span><text:span text:style-name="T14">throw</text:span><text:span text:style-name="T15"> Exception(</text:span><text:span text:style-name="T16">'Error al cargar datos'</text:span><text:span text:style-name="T15">);<text:line-break/> <text:s/>}<text:line-break/>}</text:span></text:p>
          </table:table-cell>
        </table:table-row>
      </table:table>
      <text:p text:style-name="Standard"/>
      <text:p text:style-name="Standard">👉 Aquí usamos la API gratuita JSONPlaceholder, que devuelve posts de ejemplo en formato JSON.</text:p>
      <text:p text:style-name="P1"/>
      <text:p text:style-name="Standard"><text:span text:style-name="T9">🔷 Crear un modelo en Dart</text:span></text:p>
      <text:p text:style-name="Standard">Trabajar directamente con JSON es incómodo y propenso a errores.<text:line-break/>Por eso, convertimos la respuesta en objetos Dart tipados (clases modelo).</text:p>
      <text:p text:style-name="Standard"><text:span text:style-name="T9">Ejemplo de respuesta JSON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0"><text:span text:style-name="T15">{<text:line-break/> <text:s/>"userId": </text:span><text:span text:style-name="T18">1</text:span><text:span text:style-name="T15">,<text:line-break/> <text:s/>"id": </text:span><text:span text:style-name="T18">1</text:span><text:span text:style-name="T15">,<text:line-break/> <text:s/>"title": </text:span><text:span text:style-name="T16">"Título"</text:span><text:span text:style-name="T15">,<text:line-break/> <text:s/>"body": </text:span><text:span text:style-name="T16">"Contenido del post"</text:span><text:span text:style-name="T15"><text:line-break/>}</text:span></text:p>
          </table:table-cell>
        </table:table-row>
      </table:table>
      <text:p text:style-name="Standard"/>
      <text:p text:style-name="Standard"><text:span text:style-name="T9">Modelo en Dart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0"><text:span text:style-name="T14">class</text:span><text:span text:style-name="T15"> </text:span><text:span text:style-name="T19">Post</text:span><text:span text:style-name="T15"> {<text:line-break/> <text:s/></text:span><text:span text:style-name="T14">final</text:span><text:span text:style-name="T15"> </text:span><text:span text:style-name="T17">int</text:span><text:span text:style-name="T15"> userId;<text:line-break/> <text:s/></text:span><text:span text:style-name="T14">final</text:span><text:span text:style-name="T15"> </text:span><text:span text:style-name="T17">int</text:span><text:span text:style-name="T15"> id;<text:line-break/> <text:s/></text:span><text:span text:style-name="T14">final</text:span><text:span text:style-name="T15"> </text:span><text:span text:style-name="T17">String</text:span><text:span text:style-name="T15"> title;<text:line-break/> <text:s/></text:span><text:span text:style-name="T14">final</text:span><text:span text:style-name="T15"> </text:span><text:span text:style-name="T17">String</text:span><text:span text:style-name="T15"> body;<text:line-break/><text:line-break/> <text:s/>Post({<text:line-break/> <text:s text:c="3"/>required </text:span><text:span text:style-name="T14">this</text:span><text:span text:style-name="T15">.userId,<text:line-break/> <text:s text:c="3"/>required </text:span><text:span text:style-name="T14">this</text:span><text:span text:style-name="T15">.id,<text:line-break/> <text:s text:c="3"/>required </text:span><text:span text:style-name="T14">this</text:span><text:span text:style-name="T15">.title,<text:line-break/> <text:s text:c="3"/>required </text:span><text:span text:style-name="T14">this</text:span><text:span text:style-name="T15">.body,<text:line-break/> <text:s/>});<text:line-break/><text:line-break/> <text:s/></text:span><text:span text:style-name="T14">factory</text:span><text:span text:style-name="T15"> Post.fromJson(</text:span><text:span text:style-name="T17">Map</text:span><text:span text:style-name="T15">&lt;</text:span><text:span text:style-name="T17">String</text:span><text:span text:style-name="T15">, </text:span><text:span text:style-name="T14">dynamic</text:span><text:span text:style-name="T15">&gt; json) {<text:line-break/> <text:s text:c="3"/></text:span><text:span text:style-name="T14">return</text:span><text:span text:style-name="T15"> Post(<text:line-break/> <text:s text:c="5"/>userId: json[</text:span><text:span text:style-name="T16">'userId'</text:span><text:span text:style-name="T15">],<text:line-break/> <text:s text:c="5"/>id: json[</text:span><text:span text:style-name="T16">'id'</text:span><text:span text:style-name="T15">],<text:line-break/> <text:s text:c="5"/>title: json[</text:span><text:span text:style-name="T16">'title'</text:span><text:span text:style-name="T15">],<text:line-break/> <text:s text:c="5"/>body: json[</text:span><text:span text:style-name="T16">'body'</text:span><text:span text:style-name="T15">]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Convertir respuesta en lista de objetos</text:span></text:p>
      <text:p text:style-name="Standard">Ahora podemos transformar el JSON en una lista de Post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0"><text:span text:style-name="T15">Future&lt;</text:span><text:span text:style-name="T17">List</text:span><text:span text:style-name="T15">&lt;Post&gt;&gt; fetchPosts() </text:span><text:span text:style-name="T14">async</text:span><text:span text:style-name="T15"> {<text:line-break/> <text:s/></text:span><text:span text:style-name="T14">final</text:span><text:span text:style-name="T15"> url = </text:span><text:span text:style-name="T17">Uri</text:span><text:span text:style-name="T15">.parse(</text:span><text:span text:style-name="T16">'https://jsonplaceholder.typicode.com/posts'</text:span><text:span text:style-name="T15">);<text:line-break/> <text:s/></text:span><text:span text:style-name="T14">final</text:span><text:span text:style-name="T15"> response = </text:span><text:span text:style-name="T14">await</text:span><text:span text:style-name="T15"> http.</text:span><text:span text:style-name="T14">get</text:span><text:span text:style-name="T15">(url);<text:line-break/><text:line-break/> <text:s/></text:span><text:span text:style-name="T14">if</text:span><text:span text:style-name="T15"> (response.statusCode == </text:span><text:span text:style-name="T18">200</text:span><text:span text:style-name="T15">) {<text:line-break/> <text:s text:c="3"/></text:span><text:span text:style-name="T14">final</text:span><text:span text:style-name="T15"> </text:span><text:span text:style-name="T17">List</text:span><text:span text:style-name="T15">&lt;</text:span><text:span text:style-name="T14">dynamic</text:span><text:span text:style-name="T15">&gt; lista = jsonDecode(response.body);<text:line-break/> <text:s text:c="3"/></text:span><text:span text:style-name="T14">return</text:span><text:span text:style-name="T15"> lista.map((json) =&gt; Post.fromJson(json)).toList();<text:line-break/> <text:s/>} </text:span><text:span text:style-name="T14">else</text:span><text:span text:style-name="T15"> {<text:line-break/> <text:s text:c="3"/></text:span><text:span text:style-name="T14">throw</text:span><text:span text:style-name="T15"> Exception(</text:span><text:span text:style-name="T16">'Error al obtener posts'</text:span><text:span text:style-name="T15">);<text:line-break/> <text:s/>}<text:line-break/>}</text:span></text:p>
          </table:table-cell>
        </table:table-row>
      </table:table>
      <text:p text:style-name="Standard"/>
      <text:p text:style-name="Standard"><text:span text:style-name="T9">🔷 Mostrar datos en un ListView</text:span></text:p>
      <text:p text:style-name="Standard">Finalmente, integramos la llamada en un FutureBuilder para mostrar los datos en pantalla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0"><text:span text:style-name="T14">class</text:span><text:span text:style-name="T15"> </text:span><text:span text:style-name="T19">PostPage</text:span><text:span text:style-name="T15"> </text:span><text:span text:style-name="T14">extends</text:span><text:span text:style-name="T15"> </text:span><text:span text:style-name="T19">StatefulWidget</text:span><text:span text:style-name="T15"> {<text:line-break/> <text:s/></text:span><text:span text:style-name="T20">@override</text:span><text:span text:style-name="T15"><text:line-break/> <text:s/>_PostPageState createState() =&gt; _PostPageState();<text:line-break/>}<text:line-break/><text:line-break/></text:span><text:span text:style-name="T14">class</text:span><text:span text:style-name="T15"> </text:span><text:span text:style-name="T19">_PostPageState</text:span><text:span text:style-name="T15"> </text:span><text:span text:style-name="T14">extends</text:span><text:span text:style-name="T15"> </text:span><text:span text:style-name="T19">State</text:span><text:span text:style-name="T15">&lt;</text:span><text:span text:style-name="T19">PostPage</text:span><text:span text:style-name="T15">&gt; {<text:line-break/> <text:s/>late Future&lt;</text:span><text:span text:style-name="T17">List</text:span><text:span text:style-name="T15">&lt;Post&gt;&gt; _futurePosts;<text:line-break/><text:line-break/> <text:s/></text:span><text:span text:style-name="T20">@override</text:span><text:span text:style-name="T15"><text:line-break/> <text:s/></text:span><text:span text:style-name="T14">void</text:span><text:span text:style-name="T15"> initState() {<text:line-break/> <text:s text:c="3"/></text:span><text:span text:style-name="T14">super</text:span><text:span text:style-name="T15">.initState();<text:line-break/> <text:s text:c="3"/>_futurePosts = fetchPosts();<text:line-break/> <text:s/>}<text:line-break/><text:line-break/> <text:s/></text:span><text:span text:style-name="T20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6">"Posts"</text:span><text:span text:style-name="T15">)),<text:line-break/> <text:s text:c="5"/>body: FutureBuilder&lt;</text:span><text:span text:style-name="T17">List</text:span><text:span text:style-name="T15">&lt;Post&gt;&gt;(<text:line-break/> <text:s text:c="7"/>future: _futurePosts,<text:line-break/> <text:s text:c="7"/>builder: (context, snapshot) {<text:line-break/> <text:s text:c="9"/></text:span><text:span text:style-name="T14">if</text:span><text:span text:style-name="T15"> (snapshot.connectionState == ConnectionState.waiting) {<text:line-break/> <text:s text:c="11"/></text:span><text:span text:style-name="T14">return</text:span><text:span text:style-name="T15"> Center(child: CircularProgressIndicator());<text:line-break/> <text:s text:c="9"/>}<text:line-break/><text:line-break/> <text:s text:c="9"/></text:span><text:span text:style-name="T14">if</text:span><text:span text:style-name="T15"> (snapshot.hasError) {<text:line-break/> <text:s text:c="11"/></text:span><text:span text:style-name="T14">return</text:span><text:span text:style-name="T15"> Center(child: Text(</text:span><text:span text:style-name="T16">"Error: </text:span><text:span text:style-name="T15">${snapshot.error}</text:span><text:span text:style-name="T16">"</text:span><text:span text:style-name="T15">));<text:line-break/> <text:s text:c="9"/>}<text:line-break/><text:line-break/> <text:s text:c="9"/></text:span><text:span text:style-name="T14">final</text:span><text:span text:style-name="T15"> posts = snapshot.data!;<text:line-break/> <text:s text:c="9"/></text:span><text:span text:style-name="T14">return</text:span><text:span text:style-name="T15"> ListView.builder(<text:line-break/> <text:s text:c="11"/>itemCount: posts.length,<text:line-break/> <text:s text:c="11"/>itemBuilder: (context, index) {<text:line-break/> <text:s text:c="13"/></text:span><text:span text:style-name="T14">final</text:span><text:span text:style-name="T15"> post = posts[index];<text:line-break/> <text:s text:c="13"/></text:span><text:span text:style-name="T14">return</text:span><text:span text:style-name="T15"> ListTile(<text:line-break/> <text:s text:c="15"/>title: Text(post.title),<text:line-break/> <text:s text:c="15"/>subtitle: Text(post.body),<text:line-break/> <text:s text:c="13"/>);<text:line-break/> <text:s text:c="11"/>},<text:line-break/> <text:s text:c="9"/>);<text:line-break/> <text:s text:c="7"/>}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📌 En Resumen</text:span></text:p>
      <text:list xml:id="list2062854453" text:style-name="WWNum3">
        <text:list-item>
          <text:p text:style-name="P26">Usamos http para comunicarnos con APIs REST.</text:p>
        </text:list-item>
        <text:list-item>
          <text:p text:style-name="P26">Creamos modelos en Dart para tipar las respuestas y trabajar con objetos en lugar de mapas dinámicos.</text:p>
        </text:list-item>
        <text:list-item>
          <text:p text:style-name="P26">Implementamos FutureBuilder para manejar la carga de datos de forma reactiva.<text:line-break/></text:p>
        </text:list-item>
      </text:list>
      <text:p text:style-name="Standard">👉 Esto sienta la base para consumir APIs más complejas (autenticación, envío de datos con POST, subida de archivos, etc.).</text:p>
      <text:p text:style-name="P51"><text:bookmark text:name="_ii5pd2qo9cbk"/>3. Uso de Firebase con Flutter</text:p>
      <text:p text:style-name="P49">Firebase es como un <text:span text:style-name="T9">“backend listo para usar”</text:span> que nos evita tener que programar y mantener un servidor propio. Con él podemos:</text:p>
      <text:list xml:id="list1826501513" text:style-name="WWNum6">
        <text:list-item>
          <text:p text:style-name="P39">Guardar y consultar datos en una <text:span text:style-name="T9">base de datos en la nube</text:span> (Firestore).</text:p>
        </text:list-item>
        <text:list-item>
          <text:p text:style-name="P43">Autenticar usuarios con Google, email, redes sociales, etc.</text:p>
        </text:list-item>
        <text:list-item>
          <text:p text:style-name="P43"><text:soft-page-break/>Almacenar archivos como imágenes o documentos.</text:p>
        </text:list-item>
        <text:list-item>
          <text:p text:style-name="P47">Enviar notificaciones push a los móviles.</text:p>
        </text:list-item>
      </text:list>
      <text:p text:style-name="Standard">La gran ventaja es que todo está ya preparado y optimizado por Google, y Flutter se integra muy bien con estos servicios.</text:p>
      <text:p text:style-name="Standard"/>
      <text:p text:style-name="Standard"><text:span text:style-name="T9">🔹 El papel de dotenv y los ficheros .env</text:span></text:p>
      <text:p text:style-name="Standard">Cuando trabajamos con Firebase (o con cualquier servicio externo) necesitamos usar credenciales de acceso como claves de API, IDs de proyecto o dominios de autenticación. Estas claves son muy sensibles:</text:p>
      <text:list xml:id="list911002673" text:style-name="WWNum9">
        <text:list-item>
          <text:p text:style-name="P27">No deben compartirse en el código fuente.</text:p>
        </text:list-item>
        <text:list-item>
          <text:p text:style-name="P27">No deberían subirse a repositorios públicos como GitHub.</text:p>
        </text:list-item>
      </text:list>
      <text:p text:style-name="Standard">Para resolverlo, se utiliza la librería dotenv junto con los ficheros .env.</text:p>
      <text:list xml:id="list3005652413" text:style-name="WWNum12">
        <text:list-item>
          <text:p text:style-name="P28">El archivo .env funciona como una caja cerrada donde guardamos nuestras claves.</text:p>
        </text:list-item>
        <text:list-item>
          <text:p text:style-name="P28">Dotenv se encarga de leer esas claves y ponerlas a disposición de la app en tiempo de ejecución.</text:p>
        </text:list-item>
        <text:list-item>
          <text:p text:style-name="P28">De esta forma, el código principal de la aplicación no contiene datos privados, y podemos tener distintos .env para diferentes entornos (desarrollo, pruebas, producción).</text:p>
        </text:list-item>
      </text:list>
      <text:p text:style-name="Standard"><text:span text:style-name="T9">🔹 Conexión con Firestore</text:span></text:p>
      <text:p text:style-name="P49">Una vez inicializado Firebase, podemos interactuar con Firestore para hacer operaciones muy similares a las que ya vimos con las APIs REST:</text:p>
      <text:list xml:id="list3889947199" text:style-name="WWNum13">
        <text:list-item>
          <text:p text:style-name="P40"><text:span text:style-name="T9">Leer datos</text:span> de la nube.</text:p>
        </text:list-item>
        <text:list-item>
          <text:p text:style-name="P44"><text:span text:style-name="T9">Añadir registros</text:span> nuevos.</text:p>
        </text:list-item>
        <text:list-item>
          <text:p text:style-name="P44"><text:span text:style-name="T9">Actualizar datos existentes</text:span>.</text:p>
        </text:list-item>
        <text:list-item>
          <text:p text:style-name="P48"><text:span text:style-name="T9">Eliminar registros</text:span>.</text:p>
        </text:list-item>
      </text:list>
      <text:p text:style-name="P49">La diferencia es que ahora no hacemos peticiones HTTP a una URL, sino que nos conectamos directamente a la base de datos de Firebase, que guarda y sincroniza los datos en tiempo real.</text:p>
      <text:p text:style-name="P49">👉 <text:span text:style-name="T9">En resumen:</text:span> Firebase nos permite tener un backend completo sin necesidad de programar un servidor, y con dotenv protegemos las claves de acceso que necesita nuestra aplicación.</text:p>
      <text:p text:style-name="Standard">Con los siguientes ejemplos veremos cómo usar Cloud Firestore para gestionar una lista de tareas.</text:p>
      <text:p text:style-name="P1"/>
      <text:p text:style-name="Standard"><text:span text:style-name="T9">🔷 Conectar Flutter con Firebase</text:span></text:p>
      <text:p text:style-name="Standard">Primero debemos inicializar Firebase en la app en el main.dar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0"><text:span text:style-name="T15">Future&lt;</text:span><text:span text:style-name="T14">void</text:span><text:span text:style-name="T15">&gt; main() </text:span><text:span text:style-name="T14">async</text:span><text:span text:style-name="T15"> {<text:line-break/> <text:s/>WidgetsFlutterBinding.ensureInitialized();<text:line-break/> <text:s/></text:span><text:span text:style-name="T14">await</text:span><text:span text:style-name="T15"> Firebase.initializeApp(<text:line-break/> <text:s text:c="3"/>options: FirebaseOptions(<text:line-break/> <text:s text:c="5"/>apiKey: dotenv.env[</text:span><text:span text:style-name="T16">'FIREBASE_API_KEY'</text:span><text:span text:style-name="T15">]!,<text:line-break/> <text:s text:c="5"/>authDomain: dotenv.env[</text:span><text:span text:style-name="T16">'FIREBASE_AUTH_DOMAIN'</text:span><text:span text:style-name="T15">]!,<text:line-break/> <text:s text:c="5"/>projectId: dotenv.env[</text:span><text:span text:style-name="T16">'FIREBASE_PROJECT_ID'</text:span><text:span text:style-name="T15">]!,<text:line-break/> <text:s text:c="5"/>storageBucket: dotenv.env[</text:span><text:span text:style-name="T16">'FIREBASE_STORAGE_BUCKET'</text:span><text:span text:style-name="T15">]!,<text:line-break/> <text:s text:c="5"/>messagingSenderId: dotenv.env[</text:span><text:span text:style-name="T16">'FIREBASE_MESSAGING_SENDER_ID'</text:span><text:span text:style-name="T15">]!,<text:line-break/> <text:s text:c="5"/>appId: dotenv.env[</text:span><text:span text:style-name="T16">'FIREBASE_APP_ID'</text:span><text:span text:style-name="T15">]!,<text:line-break/> <text:s text:c="3"/>),<text:line-break/> <text:s/>);<text:line-break/><text:line-break/> <text:s/>runApp(</text:span><text:span text:style-name="T14">const</text:span><text:span text:style-name="T15"> AplicacionTareas());<text:line-break/>}</text:span></text:p>
          </table:table-cell>
        </table:table-row>
      </table:table>
      <text:p text:style-name="Standard"/>
      <text:p text:style-name="Standard">Con esto, nuestra app ya puede comunicarse con Firebase.</text:p>
      <text:p text:style-name="Standard"/>
      <text:p text:style-name="Standard"><text:span text:style-name="T9">🔷 Crear un modelo en Dart</text:span></text:p>
      <text:p text:style-name="Standard">Al igual que con los Post de la API, necesitamos un modelo para las tarea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0"><text:span text:style-name="T14">class</text:span><text:span text:style-name="T15"> </text:span><text:span text:style-name="T19">Tarea</text:span><text:span text:style-name="T15"> {<text:line-break/> <text:s/></text:span><text:span text:style-name="T17">String</text:span><text:span text:style-name="T15">? documentId;<text:line-break/> <text:s/></text:span><text:span text:style-name="T14">final</text:span><text:span text:style-name="T15"> </text:span><text:span text:style-name="T17">String</text:span><text:span text:style-name="T15"> titulo;<text:line-break/> <text:s/></text:span><text:span text:style-name="T14">final</text:span><text:span text:style-name="T15"> </text:span><text:span text:style-name="T17">String</text:span><text:span text:style-name="T15"> categoria;<text:line-break/> <text:s/></text:span><text:span text:style-name="T17">bool</text:span><text:span text:style-name="T15"> estaCompletada;<text:line-break/><text:line-break/> <text:s/>Tarea({<text:line-break/> <text:s text:c="3"/></text:span><text:span text:style-name="T14">this</text:span><text:span text:style-name="T15">.documentId,<text:line-break/> <text:s text:c="3"/>required </text:span><text:span text:style-name="T14">this</text:span><text:span text:style-name="T15">.titulo,<text:line-break/> <text:s text:c="3"/>required </text:span><text:span text:style-name="T14">this</text:span><text:span text:style-name="T15">.categoria,<text:line-break/> <text:s text:c="3"/></text:span><text:span text:style-name="T14">this</text:span><text:span text:style-name="T15">.estaCompletada = </text:span><text:span text:style-name="T14">false</text:span><text:span text:style-name="T15">,<text:line-break/> <text:s/>});<text:line-break/><text:line-break/> <text:s/></text:span><text:span text:style-name="T14">factory</text:span><text:span text:style-name="T15"> Tarea.fromJson(</text:span><text:span text:style-name="T17">Map</text:span><text:span text:style-name="T15">&lt;</text:span><text:span text:style-name="T17">String</text:span><text:span text:style-name="T15">, </text:span><text:span text:style-name="T14">dynamic</text:span><text:span text:style-name="T15">&gt; json) {<text:line-break/> <text:s text:c="3"/></text:span><text:span text:style-name="T14">return</text:span><text:span text:style-name="T15"> Tarea(<text:line-break/> <text:s text:c="5"/>titulo: json[</text:span><text:span text:style-name="T16">'titulo'</text:span><text:span text:style-name="T15">],<text:line-break/> <text:s text:c="5"/>categoria: json[</text:span><text:span text:style-name="T16">'categoria'</text:span><text:span text:style-name="T15">],<text:line-break/> <text:s text:c="5"/>estaCompletada: json[</text:span><text:span text:style-name="T16">'estaCompletada'</text:span><text:span text:style-name="T15">] ?? </text:span><text:span text:style-name="T14">false</text:span><text:span text:style-name="T15">,<text:line-break/> <text:s text:c="3"/>);<text:line-break/> <text:s/>}<text:line-break/><text:line-break/> <text:s/></text:span><text:span text:style-name="T17">Map</text:span><text:span text:style-name="T15">&lt;</text:span><text:span text:style-name="T17">String</text:span><text:span text:style-name="T15">, </text:span><text:span text:style-name="T14">dynamic</text:span><text:span text:style-name="T15">&gt; toJson() {<text:line-break/> <text:s text:c="3"/></text:span><text:span text:style-name="T14">return</text:span><text:span text:style-name="T15"> {<text:line-break/> <text:s text:c="5"/></text:span><text:span text:style-name="T16">'titulo'</text:span><text:span text:style-name="T15">: titulo,<text:line-break/> <text:s text:c="5"/></text:span><text:span text:style-name="T16">'categoria'</text:span><text:span text:style-name="T15">: categoria,<text:line-break/> <text:s text:c="5"/></text:span><text:span text:style-name="T16">'estaCompletada'</text:span><text:span text:style-name="T15">: estaCompletada,<text:line-break/> <text:s text:c="3"/>};<text:line-break/> <text:s/>}<text:line-break/>}</text:span></text:p>
          </table:table-cell>
        </table:table-row>
      </table:table>
      <text:p text:style-name="Standard"/>
      <text:p text:style-name="Standard"><text:span text:style-name="T9">🔷 CRUD con Firestore (Proveedor)</text:span></text:p>
      <text:p text:style-name="Standard">Creamos un Provider que gestione la lista de tareas y se comunique con Firestore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0"><text:span text:style-name="T14">class</text:span><text:span text:style-name="T15"> </text:span><text:span text:style-name="T19">TareaProvider</text:span><text:span text:style-name="T15"> </text:span><text:span text:style-name="T19">with</text:span><text:span text:style-name="T15"> </text:span><text:span text:style-name="T19">ChangeNotifier</text:span><text:span text:style-name="T15"> {<text:line-break/> <text:s/></text:span><text:span text:style-name="T14">final</text:span><text:span text:style-name="T15"> FirebaseFirestore _firestore = FirebaseFirestore.instance;<text:line-break/> <text:s/></text:span><text:span text:style-name="T17">List</text:span><text:span text:style-name="T15">&lt;Tarea&gt; _tareas = [];<text:line-break/><text:line-break/> <text:s/></text:span><text:span text:style-name="T17">List</text:span><text:span text:style-name="T15">&lt;Tarea&gt; </text:span><text:span text:style-name="T14">get</text:span><text:span text:style-name="T15"> tareas =&gt; _tareas;<text:line-break/><text:line-break/> <text:s/>Future&lt;</text:span><text:span text:style-name="T14">void</text:span><text:span text:style-name="T15">&gt; cargarDatos() </text:span><text:span text:style-name="T14">async</text:span><text:span text:style-name="T15"> {<text:line-break/> <text:s text:c="3"/></text:span><text:span text:style-name="T14">final</text:span><text:span text:style-name="T15"> snapshot = </text:span><text:span text:style-name="T14">await</text:span><text:span text:style-name="T15"> _firestore.collection(</text:span><text:span text:style-name="T16">'tareas'</text:span><text:span text:style-name="T15">).</text:span><text:span text:style-name="T14">get</text:span><text:span text:style-name="T15">();<text:line-break/> <text:s text:c="3"/>_tareas = snapshot.docs.map((doc) {<text:line-break/> <text:s text:c="5"/></text:span><text:span text:style-name="T14">final</text:span><text:span text:style-name="T15"> data = doc.data()[</text:span><text:span text:style-name="T16">'tarea'</text:span><text:span text:style-name="T15">] </text:span><text:span text:style-name="T14">as</text:span><text:span text:style-name="T15"> </text:span><text:span text:style-name="T17">Map</text:span><text:span text:style-name="T15">&lt;</text:span><text:span text:style-name="T17">String</text:span><text:span text:style-name="T15">, </text:span><text:span text:style-name="T14">dynamic</text:span><text:span text:style-name="T15">&gt;;<text:line-break/> <text:s text:c="5"/></text:span><text:span text:style-name="T14">return</text:span><text:span text:style-name="T15"> Tarea.fromJson(data)..documentId = doc.id;<text:line-break/> <text:s text:c="3"/>}).toList();<text:line-break/> <text:s text:c="3"/>notifyListeners();<text:line-break/> <text:s/>}<text:line-break/><text:line-break/> <text:s/>Future&lt;</text:span><text:span text:style-name="T14">void</text:span><text:span text:style-name="T15">&gt; agregarTarea(Tarea tarea) </text:span><text:span text:style-name="T14">async</text:span><text:span text:style-name="T15"> {<text:line-break/> <text:s text:c="3"/></text:span><text:span text:style-name="T14">final</text:span><text:span text:style-name="T15"> docRef = _firestore.collection(</text:span><text:span text:style-name="T16">'tareas'</text:span><text:span text:style-name="T15">).doc();<text:line-break/> <text:s text:c="3"/>tarea.documentId = docRef.id;<text:line-break/> <text:s text:c="3"/></text:span><text:span text:style-name="T14">await</text:span><text:span text:style-name="T15"> docRef.</text:span><text:span text:style-name="T14">set</text:span><text:span text:style-name="T15">({</text:span><text:span text:style-name="T16">'tarea'</text:span><text:span text:style-name="T15">: tarea.toJson()});<text:line-break/> <text:s text:c="3"/>_tareas.add(tarea);<text:line-break/> <text:s text:c="3"/>notifyListeners();<text:line-break/> <text:s/>}<text:line-break/><text:line-break/> <text:s/>Future&lt;</text:span><text:span text:style-name="T14">void</text:span><text:span text:style-name="T15">&gt; eliminarTarea(</text:span><text:span text:style-name="T17">int</text:span><text:span text:style-name="T15"> indice) </text:span><text:span text:style-name="T14">async</text:span><text:span text:style-name="T15"> {<text:line-break/> <text:s text:c="3"/></text:span><text:span text:style-name="T14">final</text:span><text:span text:style-name="T15"> tarea = _tareas[indice];<text:line-break/> <text:s text:c="3"/></text:span><text:span text:style-name="T14">await</text:span><text:span text:style-name="T15"> _firestore.collection(</text:span><text:span text:style-name="T16">'tareas'</text:span><text:span text:style-name="T15">).doc(tarea.documentId).delete();<text:line-break/> <text:s text:c="3"/>_tareas.removeAt(indice);<text:line-break/> <text:s text:c="3"/>notifyListeners();<text:line-break/> <text:s/>}<text:line-break/>}</text:span></text:p>
          </table:table-cell>
        </table:table-row>
      </table:table>
      <text:p text:style-name="Standard"/>
      <text:p text:style-name="Standard"/>
      <text:p text:style-name="Standard"/>
      <text:p text:style-name="Standard"><text:span text:style-name="T9">🔷 Mostrar datos en un ListView</text:span></text:p>
      <text:p text:style-name="Standard">En la UI podemos usar Consumer (de provider) para escuchar cambios y mostrar las tareas en pantall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0"><text:span text:style-name="T14">class</text:span><text:span text:style-name="T15"> </text:span><text:span text:style-name="T19">ListaTareasPage</text:span><text:span text:style-name="T15"> </text:span><text:span text:style-name="T14">extends</text:span><text:span text:style-name="T15"> </text:span><text:span text:style-name="T19">StatelessWidget</text:span><text:span text:style-name="T15"> {<text:line-break/> <text:s/></text:span><text:span text:style-name="T20">@override</text:span><text:span text:style-name="T15"><text:line-break/> <text:s/>Widget build(BuildContext context) {<text:line-break/> <text:s text:c="3"/></text:span><text:span text:style-name="T14">return</text:span><text:span text:style-name="T15"> Scaffold(<text:line-break/> <text:s text:c="5"/>appBar: AppBar(title: Text(</text:span><text:span text:style-name="T16">"Mis Tareas"</text:span><text:span text:style-name="T15">)),<text:line-break/> <text:s text:c="5"/>body: Consumer&lt;TareaProvider&gt;(<text:line-break/> <text:s text:c="7"/>builder: (context, tareaProvider, child) {<text:line-break/> <text:s text:c="9"/></text:span><text:span text:style-name="T14">final</text:span><text:span text:style-name="T15"> tareas = tareaProvider.tareas;<text:line-break/> <text:s text:c="9"/></text:span><text:span text:style-name="T14">if</text:span><text:span text:style-name="T15"> (tareas.isEmpty) {<text:line-break/> <text:s text:c="11"/></text:span><text:span text:style-name="T14">return</text:span><text:span text:style-name="T15"> Center(child: Text(</text:span><text:span text:style-name="T16">"No hay tareas aún"</text:span><text:span text:style-name="T15">));<text:line-break/> <text:s text:c="9"/>}<text:line-break/><text:line-break/> <text:s text:c="9"/></text:span><text:span text:style-name="T14">return</text:span><text:span text:style-name="T15"> ListView.builder(<text:line-break/> <text:s text:c="11"/>itemCount: tareas.length,<text:line-break/> <text:s text:c="11"/>itemBuilder: (context, index) {<text:line-break/> <text:s text:c="13"/></text:span><text:span text:style-name="T14">final</text:span><text:span text:style-name="T15"> tarea = tareas[index];<text:line-break/> <text:s text:c="13"/></text:span><text:span text:style-name="T14">return</text:span><text:span text:style-name="T15"> ListTile(<text:line-break/> <text:s text:c="15"/>title: Text(tarea.titulo),<text:line-break/> <text:s text:c="15"/>subtitle: Text(</text:span><text:span text:style-name="T16">"Categoría: </text:span><text:span text:style-name="T15">${tarea.categoria}</text:span><text:span text:style-name="T16">"</text:span><text:span text:style-name="T15">),<text:line-break/> <text:s text:c="15"/>trailing: IconButton(<text:line-break/> <text:s text:c="17"/>icon: Icon(Icons.delete),<text:line-break/> <text:s text:c="17"/>onPressed: () =&gt; tareaProvider.eliminarTarea(index),<text:line-break/> <text:s text:c="15"/>),<text:line-break/> <text:s text:c="13"/>);<text:line-break/> <text:s text:c="11"/>},<text:line-break/> <text:s text:c="9"/>);<text:line-break/> <text:s text:c="7"/>},<text:line-break/> <text:s text:c="5"/>),<text:line-break/> <text:s text:c="5"/>floatingActionButton: FloatingActionButton(<text:line-break/> <text:s text:c="7"/>onPressed: () {<text:line-break/> <text:s text:c="9"/></text:span><text:span text:style-name="T14">final</text:span><text:span text:style-name="T15"> nuevaTarea = Tarea(titulo: </text:span><text:span text:style-name="T16">"Ejemplo"</text:span><text:span text:style-name="T15">, categoria: </text:span><text:span text:style-name="T16">"General"</text:span><text:span text:style-name="T15">);<text:line-break/> <text:s text:c="9"/>Provider.of&lt;TareaProvider&gt;(context, listen: </text:span><text:span text:style-name="T14">false</text:span><text:span text:style-name="T15">)<text:line-break/> <text:s text:c="13"/>.agregarTarea(nuevaTarea);<text:line-break/> <text:s text:c="7"/>},<text:line-break/> <text:s text:c="7"/>child: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><text:span text:style-name="T9">📌 En Resumen</text:span></text:p>
      <text:list xml:id="list1825402168" text:style-name="WWNum1">
        <text:list-item>
          <text:p text:style-name="P29">Inicializamos Firebase con Firebase.initializeApp.</text:p>
        </text:list-item>
        <text:list-item>
          <text:p text:style-name="P29">Creamos un modelo Tarea en Dart para tipar los datos.</text:p>
        </text:list-item>
        <text:list-item>
          <text:p text:style-name="P29">Implementamos un Provider para CRUD con Firestore.</text:p>
        </text:list-item>
        <text:list-item>
          <text:p text:style-name="P29">Mostramos las tareas en un ListView de forma reactiva con Consumer.</text:p>
        </text:list-item>
      </text:list>
      <text:p text:style-name="Standard">👉 Esto sienta la base para integrar otras funcionalidades de Firebase como autenticación de usuarios, subida de archivos o notificaciones push.</text:p>
      <text:p text:style-name="Heading_20_1"><text:bookmark text:name="_ax44ni7spos4"/>4. Recursos recomendados para aprender Flutter</text:p>
      <text:p text:style-name="Standard"><text:span text:style-name="T9">📚 Documentación Oficial</text:span></text:p>
      <text:list xml:id="list382018387" text:style-name="WWNum16">
        <text:list-item>
          <text:p text:style-name="P30">Flutter Docs<text:line-break/>🔗 <text:a xlink:type="simple" xlink:href="https://docs.flutter.dev/" text:style-name="ListLabel_20_145" text:visited-style-name="ListLabel_20_145"><text:span text:style-name="T21">https://docs.flutter.dev</text:span></text:a></text:p>
        </text:list-item>
        <text:list-item>
          <text:p text:style-name="P30">Dart Language<text:line-break/>🔗 <text:a xlink:type="simple" xlink:href="https://dart.dev/language" text:style-name="ListLabel_20_145" text:visited-style-name="ListLabel_20_145"><text:span text:style-name="T21">https://dart.dev/language</text:span></text:a></text:p>
        </text:list-item>
      </text:list>
      <text:p text:style-name="Standard"><text:span text:style-name="T9">🎓 Cursos Gratuitos</text:span></text:p>
      <text:list xml:id="list3300987006" text:style-name="WWNum14">
        <text:list-item>
          <text:p text:style-name="P31">Flutter Crash Course (Google)<text:line-break/>🔗 <text:a xlink:type="simple" xlink:href="https://docs.flutter.dev/get-started/codelab" text:style-name="ListLabel_20_145" text:visited-style-name="ListLabel_20_145"><text:span text:style-name="T21">https://docs.flutter.dev/get-started/codelab</text:span></text:a></text:p>
        </text:list-item>
        <text:list-item>
          <text:p text:style-name="P31">Dart en Codecademy<text:line-break/>🔗 <text:a xlink:type="simple" xlink:href="https://www.codecademy.com/learn/learn-dart" text:style-name="ListLabel_20_145" text:visited-style-name="ListLabel_20_145"><text:span text:style-name="T21">https://www.codecademy.com/learn/learn-dart</text:span></text:a></text:p>
        </text:list-item>
        <text:list-item>
          <text:p text:style-name="P31"><text:soft-page-break/>Curso Completo de Flutter (YouTube - Fernando Herrera)<text:line-break/>🔗 <text:a xlink:type="simple" xlink:href="https://www.youtube.com/watch?v=GXIJJkq_H8g&amp;list=PLV6pYUAZ-ZoE6kzN1t9lfV9aYkRFYhwyj" text:style-name="ListLabel_20_145" text:visited-style-name="ListLabel_20_145"><text:span text:style-name="T21">https://www.youtube.com/watch?v=GXIJJkq_H8g&amp;list=PLV6pYUAZ-ZoE6kzN1t9lfV9aYkRFYhwyj</text:span></text:a></text:p>
        </text:list-item>
      </text:list>
      <text:p text:style-name="Standard"><text:span text:style-name="T9">📦 Paquetes y bibliotecas</text:span></text:p>
      <text:list xml:id="list3676461279" text:style-name="WWNum7">
        <text:list-item>
          <text:p text:style-name="P32">Pub.dev (Repositorio Oficial)<text:line-break/>🔗 <text:a xlink:type="simple" xlink:href="https://pub.dev/" text:style-name="ListLabel_20_145" text:visited-style-name="ListLabel_20_145"><text:span text:style-name="T21">https://pub.dev</text:span></text:a></text:p>
        </text:list-item>
        <text:list-item>
          <text:p text:style-name="P32">Flutter Awesome (Inspiración UI)<text:line-break/>🔗 <text:a xlink:type="simple" xlink:href="https://flutterawesome.com/" text:style-name="ListLabel_20_145" text:visited-style-name="ListLabel_20_145"><text:span text:style-name="T21">https://flutterawesome.com</text:span></text:a></text:p>
        </text:list-item>
      </text:list>
      <text:p text:style-name="Standard"><text:span text:style-name="T9">📌 Libros</text:span></text:p>
      <text:list xml:id="list3744614443" text:style-name="WWNum4">
        <text:list-item>
          <text:p text:style-name="P33">"Flutter in Action" (Manning)<text:line-break/>🔗 <text:a xlink:type="simple" xlink:href="https://www.manning.com/books/flutter-in-action" text:style-name="ListLabel_20_145" text:visited-style-name="ListLabel_20_145"><text:span text:style-name="T21">https://www.manning.com/books/flutter-in-action</text:span></text:a></text:p>
        </text:list-item>
        <text:list-item>
          <text:p text:style-name="P33">"Dart Apprentice" (Ray Wenderlich)<text:line-break/>🔗 <text:a xlink:type="simple" xlink:href="https://www.raywenderlich.com/books/dart-apprentice" text:style-name="ListLabel_20_145" text:visited-style-name="ListLabel_20_145"><text:span text:style-name="T21">https://www.raywenderlich.com/books/dart-apprentice</text:span></text:a></text:p>
        </text:list-item>
      </text:list>
      <text:p text:style-name="Standard"><text:span text:style-name="T9">💬 Comunidad</text:span></text:p>
      <text:list xml:id="list3924229946" text:style-name="WWNum5">
        <text:list-item>
          <text:p text:style-name="P34">Stack Overflow (Flutter Tag)<text:line-break/>🔗 <text:a xlink:type="simple" xlink:href="https://stackoverflow.com/questions/tagged/flutter" text:style-name="ListLabel_20_145" text:visited-style-name="ListLabel_20_145"><text:span text:style-name="T21">https://stackoverflow.com/questions/tagged/flutter</text:span></text:a></text:p>
        </text:list-item>
        <text:list-item>
          <text:p text:style-name="P34">Reddit r/FlutterDev<text:line-break/>🔗 <text:a xlink:type="simple" xlink:href="https://www.reddit.com/r/FlutterDev" text:style-name="ListLabel_20_145" text:visited-style-name="ListLabel_20_145"><text:span text:style-name="T21">https://www.reddit.com/r/FlutterDev</text:span></text:a></text:p>
        </text:list-item>
        <text:list-item>
          <text:p text:style-name="P34">Flutter Community en Medium<text:line-break/>🔗 <text:a xlink:type="simple" xlink:href="https://medium.com/flutter-community" text:style-name="ListLabel_20_145" text:visited-style-name="ListLabel_20_145"><text:span text:style-name="T21">https://medium.com/flutter-community</text:span></text:a></text:p>
        </text:list-item>
      </text:list>
      <text:p text:style-name="Standard"><text:span text:style-name="T9">🛠️ Herramientas Clave</text:span></text:p>
      <text:list xml:id="list2635283682" text:style-name="WWNum8">
        <text:list-item>
          <text:p text:style-name="P35">Flutter DevTools (Debugging)<text:line-break/>🔗 <text:a xlink:type="simple" xlink:href="https://docs.flutter.dev/tools/devtools" text:style-name="ListLabel_20_145" text:visited-style-name="ListLabel_20_145"><text:span text:style-name="T21">https://docs.flutter.dev/tools/devtools</text:span></text:a></text:p>
        </text:list-item>
        <text:list-item>
          <text:p text:style-name="P35">Firebase para Flutter<text:line-break/>🔗 <text:a xlink:type="simple" xlink:href="https://firebase.flutter.dev/" text:style-name="ListLabel_20_145" text:visited-style-name="ListLabel_20_145"><text:span text:style-name="T21">https://firebase.flutter.dev</text:span></text:a></text:p>
        </text:list-item>
        <text:list-item>
          <text:p text:style-name="P35">Riverpod (Gestión de Estado)<text:line-break/>🔗 <text:a xlink:type="simple" xlink:href="https://riverpod.dev/" text:style-name="ListLabel_20_145" text:visited-style-name="ListLabel_20_145"><text:span text:style-name="T21">https://riverpod.dev</text:span></text:a></text:p>
        </text:list-item>
        <text:list-item>
          <text:p text:style-name="P35">VS Code + Extensión Flutter<text:line-break/>🔗 <text:a xlink:type="simple" xlink:href="https://marketplace.visualstudio.com/items?itemName=Dart-Code.flutter" text:style-name="ListLabel_20_145" text:visited-style-name="ListLabel_20_145"><text:span text:style-name="T21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1471283838" text:style-name="WWNum15">
        <text:list-item>
          <text:p text:style-name="P36">Repositorio Oficial de Flutter<text:line-break/>🔗 <text:a xlink:type="simple" xlink:href="https://github.com/flutter/flutter" text:style-name="ListLabel_20_145" text:visited-style-name="ListLabel_20_145"><text:span text:style-name="T21">https://github.com/flutter/flutter</text:span></text:a></text:p>
        </text:list-item>
        <text:list-item>
          <text:p text:style-name="P36">Ejemplos de Apps en GitHub<text:line-break/>🔗 <text:a xlink:type="simple" xlink:href="https://github.com/flutter/samples" text:style-name="ListLabel_20_145" text:visited-style-name="ListLabel_20_145"><text:span text:style-name="T21">https://github.co/flutter/samples</text:span></text:a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45" style:display-name="ListLabel 14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12. Consumo de APIs y Firebase con Flutter</text:span></text:p>
      </style:header>
      <style:footer>
        <text:p text:style-name="MP4"><text:span text:style-name="MT1">CFGS DAM<text:tab/><text:tab/>Unidad 12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4" meta:object-count="0" meta:page-count="4" meta:paragraph-count="132" meta:word-count="1843" meta:character-count="14440" meta:non-whitespace-character-count="11772"/>
    <meta:generator>LibreOfficeDev/6.0.5.2$Linux_X86_64 LibreOffice_project/</meta:generator>
  </office:meta>
</office:document-meta>
</file>